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6317" officeooo:paragraph-rsid="00156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firstname} {d.lastname}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8T15:51:00.214524386</meta:creation-date>
    <dc:date>2021-05-18T15:56:29.456652912</dc:date>
    <meta:editing-duration>PT5M29S</meta:editing-duration>
    <meta:editing-cycles>1</meta:editing-cycles>
    <meta:generator>LibreOffice/7.1.3.2$MacOSX_X86_64 LibreOffice_project/47f78053abe362b9384784d31a6e56f8511eb1c1</meta:generator>
    <meta:document-statistic meta:table-count="0" meta:image-count="0" meta:object-count="0" meta:page-count="1" meta:paragraph-count="1" meta:word-count="3" meta:character-count="33" meta:non-whitespace-character-count="31"/>
  </office:meta>
</office:document-meta>
</file>